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2" draw:id="id2" draw:layer="layout" svg:width="3.6cm" svg:height="1.5cm" svg:x="5.348cm" svg:y="5.4cm">
          <text:p text:style-name="P1">Гостиничные</text:p>
          <text:p text:style-name="P1">номера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.1cm" svg:height="1.2cm" svg:x="2.648cm" svg:y="3.9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3cm" svg:height="1.4cm" svg:x="4.948cm" svg:y="2.7cm">
          <text:p text:style-name="P1">Количество</text:p>
          <text:p text:style-name="P1">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.6cm" svg:height="1.4cm" svg:x="8.448cm" svg:y="2.9cm">
          <text:p text:style-name="P1">Количество</text:p>
          <text:p text:style-name="P1">Ванных 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4cm" svg:height="1.4cm" svg:x="9.348cm" svg:y="4.4cm">
          <text:p text:style-name="P1">Количество</text:p>
          <text:p text:style-name="P1">туале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94cm" svg:y1="4.925cm" svg:x2="7.148cm" svg:y2="5.4cm" draw:start-shape="id1" draw:start-glue-point="9" draw:end-shape="id2" draw:end-glue-point="0" svg:d="m5294 4925 1854 475">
          <text:p/>
        </draw:connector>
        <draw:connector draw:style-name="gr2" draw:text-style-name="P1" draw:layer="layout" draw:type="line" svg:x1="6.598cm" svg:y1="4.1cm" svg:x2="7.148cm" svg:y2="5.4cm" draw:start-shape="id3" draw:start-glue-point="8" draw:end-shape="id2" draw:end-glue-point="0" svg:d="m6598 4100 550 1300">
          <text:p/>
        </draw:connector>
        <draw:connector draw:style-name="gr2" draw:text-style-name="P1" draw:layer="layout" draw:type="line" svg:x1="8.975cm" svg:y1="4.095cm" svg:x2="7.148cm" svg:y2="5.4cm" draw:start-shape="id4" draw:start-glue-point="7" draw:end-shape="id2" draw:end-glue-point="0" svg:d="m8975 4095-1827 1305">
          <text:p/>
        </draw:connector>
        <draw:connector draw:style-name="gr2" draw:text-style-name="P1" draw:layer="layout" draw:type="line" svg:x1="9.348cm" svg:y1="5.1cm" svg:x2="7.148cm" svg:y2="5.4cm" draw:start-shape="id5" draw:start-glue-point="6" draw:end-shape="id2" draw:end-glue-point="0" svg:d="m9348 5100-2200 300">
          <text:p/>
        </draw:connector>
        <draw:custom-shape draw:style-name="gr1" draw:text-style-name="P1" xml:id="id7" draw:id="id7" draw:layer="layout" svg:width="3.7cm" svg:height="1.1cm" svg:x="5.648cm" svg:y="10.7cm">
          <text:p text:style-name="P1">Постояльцы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2.6cm" svg:height="1cm" svg:x="2.848cm" svg:y="9.5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7cm" svg:height="1.2cm" svg:x="4.4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3.8cm" svg:height="1.6cm" svg:x="6.8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3.1cm" svg:height="1.2cm" svg:x="9.548cm" svg:y="8.6cm">
          <text:p text:style-name="P1">Телеф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7cm" svg:height="0.9cm" svg:x="10.548cm" svg:y="10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48cm" svg:y1="10cm" svg:x2="7.498cm" svg:y2="10.7cm" draw:start-shape="id6" draw:start-glue-point="10" draw:end-shape="id7" draw:end-glue-point="0" svg:d="m5448 10000 2050 700">
          <text:p/>
        </draw:connector>
        <draw:connector draw:style-name="gr2" draw:text-style-name="P1" draw:layer="layout" draw:type="line" svg:x1="5.798cm" svg:y1="9.5cm" svg:x2="7.498cm" svg:y2="10.7cm" draw:start-shape="id8" draw:start-glue-point="8" draw:end-shape="id7" draw:end-glue-point="0" svg:d="m5798 9500 1700 1200">
          <text:p/>
        </draw:connector>
        <draw:connector draw:style-name="gr2" draw:text-style-name="P1" draw:layer="layout" draw:type="line" svg:x1="8.748cm" svg:y1="8.8cm" svg:x2="7.498cm" svg:y2="10.7cm" draw:start-shape="id9" draw:start-glue-point="8" draw:end-shape="id7" draw:end-glue-point="0" svg:d="m8748 8800-1250 1900">
          <text:p/>
        </draw:connector>
        <draw:connector draw:style-name="gr2" draw:text-style-name="P1" draw:layer="layout" draw:type="line" svg:x1="10.002cm" svg:y1="9.625cm" svg:x2="7.498cm" svg:y2="10.7cm" draw:start-shape="id10" draw:start-glue-point="7" draw:end-shape="id7" draw:end-glue-point="0" svg:d="m10002 9625-2504 1075">
          <text:p/>
        </draw:connector>
        <draw:connector draw:style-name="gr2" draw:text-style-name="P1" draw:layer="layout" draw:type="line" svg:x1="10.548cm" svg:y1="10.45cm" svg:x2="7.498cm" svg:y2="10.7cm" draw:start-shape="id11" draw:start-glue-point="6" draw:end-shape="id7" draw:end-glue-point="0" svg:d="m10548 10450-3050 250">
          <text:p/>
        </draw:connector>
        <draw:custom-shape draw:style-name="gr1" draw:text-style-name="P1" xml:id="id12" draw:id="id12" draw:layer="layout" svg:width="3.5cm" svg:height="1.5cm" svg:x="9.248cm" svg:y="15.2cm">
          <text:p text:style-name="P1">Резерваци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3" draw:id="id13" draw:layer="layout" svg:width="3.3cm" svg:height="1.4cm" svg:x="5.148cm" svg:y="14.3cm">
          <text:p text:style-name="P1"><text:span text:style-name="T1">Дата нача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3.5cm" svg:height="1.6cm" svg:x="7.448cm" svg:y="12.8cm">
          <text:p text:style-name="P1"><text:span text:style-name="T1">Дата кон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3.5cm" svg:height="1.7cm" svg:x="10.748cm" svg:y="11.7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3.6cm" svg:height="2.1cm" svg:x="13.248cm" svg:y="13.4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98cm" svg:y1="15.2cm" svg:x2="8.448cm" svg:y2="15cm" draw:start-shape="id12" draw:start-glue-point="0" draw:end-shape="id13" draw:end-glue-point="10" svg:d="m10998 15200-2550-200">
          <text:p/>
        </draw:connector>
        <draw:connector draw:style-name="gr2" draw:text-style-name="P1" draw:layer="layout" draw:type="line" svg:x1="10.436cm" svg:y1="14.166cm" svg:x2="10.998cm" svg:y2="15.2cm" draw:start-shape="id14" draw:start-glue-point="9" draw:end-shape="id12" draw:end-glue-point="0" svg:d="m10436 14166 562 1034">
          <text:p/>
        </draw:connector>
        <draw:connector draw:style-name="gr2" draw:text-style-name="P1" draw:layer="layout" draw:type="line" svg:x1="12.498cm" svg:y1="13.4cm" svg:x2="10.998cm" svg:y2="15.2cm" draw:start-shape="id15" draw:start-glue-point="8" draw:end-shape="id12" draw:end-glue-point="0" svg:d="m12498 13400-1500 1800">
          <text:p/>
        </draw:connector>
        <draw:connector draw:style-name="gr2" draw:text-style-name="P1" draw:layer="layout" draw:type="line" svg:x1="13.248cm" svg:y1="14.45cm" svg:x2="10.998cm" svg:y2="15.2cm" draw:start-shape="id16" draw:start-glue-point="6" draw:end-shape="id12" draw:end-glue-point="0" svg:d="m13248 14450-2250 750">
          <text:p/>
        </draw:connector>
        <draw:custom-shape draw:style-name="gr1" draw:text-style-name="P1" xml:id="id18" draw:id="id18" draw:layer="layout" svg:width="3.6cm" svg:height="1.4cm" svg:x="15.248cm" svg:y="5.6cm">
          <text:p text:style-name="P1">Инвентарь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7" draw:id="id17" draw:layer="layout" svg:width="2.7cm" svg:height="1.3cm" svg:x="13.148cm" svg:y="4cm">
          <text:p text:style-name="P1">Тип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19" draw:id="id19" draw:layer="layout" svg:width="3.2cm" svg:height="1.5cm" svg:x="15.648cm" svg:y="3cm">
          <text:p text:style-name="P1"><text:span text:style-name="T1">Артику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3.1cm" svg:height="1.4cm" svg:x="18.748cm" svg:y="4.1cm">
          <text:p text:style-name="P1">Ном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5.453cm" svg:y1="5.11cm" svg:x2="17.048cm" svg:y2="5.6cm" draw:start-shape="id17" draw:start-glue-point="9" draw:end-shape="id18" draw:end-glue-point="0" svg:d="m15453 5110 1595 490">
          <text:p/>
        </draw:connector>
        <draw:connector draw:style-name="gr2" draw:text-style-name="P1" draw:layer="layout" draw:type="line" svg:x1="17.248cm" svg:y1="4.5cm" svg:x2="17.048cm" svg:y2="5.6cm" draw:start-shape="id19" draw:start-glue-point="8" draw:end-shape="id18" draw:end-glue-point="0" svg:d="m17248 4500-200 1100">
          <text:p/>
        </draw:connector>
        <draw:connector draw:style-name="gr2" draw:text-style-name="P1" draw:layer="layout" draw:type="line" svg:x1="18.748cm" svg:y1="4.8cm" svg:x2="17.048cm" svg:y2="5.6cm" draw:start-shape="id20" draw:start-glue-point="6" draw:end-shape="id18" draw:end-glue-point="0" svg:d="m18748 4800-1700 800">
          <text:p/>
        </draw:connector>
        <draw:custom-shape draw:style-name="gr1" draw:text-style-name="P1" xml:id="id22" draw:id="id22" draw:layer="layout" svg:width="3.4cm" svg:height="1.3cm" svg:x="18.048cm" svg:y="10.5cm">
          <text:p text:style-name="P1">Персонал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1" draw:id="id21" draw:layer="layout" svg:width="2.5cm" svg:height="1.1cm" svg:x="15.048cm" svg:y="9.7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" draw:id="id23" draw:layer="layout" svg:width="2.7cm" svg:height="1.2cm" svg:x="16.0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3.7cm" svg:height="1.7cm" svg:x="18.5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3.2cm" svg:height="1.4cm" svg:x="22.348cm" svg:y="7.9cm">
          <text:p text:style-name="P1">Зарпла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" draw:id="id26" draw:layer="layout" svg:width="3.3cm" svg:height="1.6cm" svg:x="22.548cm" svg:y="9.5cm">
          <text:p text:style-name="P1">Долж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548cm" svg:y1="10.25cm" svg:x2="19.748cm" svg:y2="10.5cm" draw:start-shape="id21" draw:start-glue-point="10" draw:end-shape="id22" draw:end-glue-point="0" svg:d="m17548 10250 2200 250">
          <text:p/>
        </draw:connector>
        <draw:connector draw:style-name="gr2" draw:text-style-name="P1" draw:layer="layout" draw:type="line" svg:x1="18.353cm" svg:y1="9.325cm" svg:x2="19.748cm" svg:y2="10.5cm" draw:start-shape="id23" draw:start-glue-point="9" draw:end-shape="id22" draw:end-glue-point="0" svg:d="m18353 9325 1395 1175">
          <text:p/>
        </draw:connector>
        <draw:connector draw:style-name="gr2" draw:text-style-name="P1" draw:layer="layout" draw:type="line" svg:x1="20.398cm" svg:y1="8.9cm" svg:x2="19.748cm" svg:y2="10.5cm" draw:start-shape="id24" draw:start-glue-point="8" draw:end-shape="id22" draw:end-glue-point="0" svg:d="m20398 8900-650 1600">
          <text:p/>
        </draw:connector>
        <draw:connector draw:style-name="gr2" draw:text-style-name="P1" draw:layer="layout" draw:type="line" svg:x1="22.816cm" svg:y1="9.095cm" svg:x2="19.748cm" svg:y2="10.5cm" draw:start-shape="id25" draw:start-glue-point="7" draw:end-shape="id22" draw:end-glue-point="0" svg:d="m22816 9095-3068 1405">
          <text:p/>
        </draw:connector>
        <draw:connector draw:style-name="gr2" draw:text-style-name="P1" draw:layer="layout" draw:type="line" svg:x1="22.548cm" svg:y1="10.3cm" svg:x2="19.748cm" svg:y2="10.5cm" draw:start-shape="id26" draw:start-glue-point="6" draw:end-shape="id22" draw:end-glue-point="0" svg:d="m22548 10300-2800 200">
          <text:p/>
        </draw:connector>
        <draw:custom-shape draw:style-name="gr1" draw:text-style-name="P1" xml:id="id27" draw:id="id27" draw:layer="layout" svg:width="2.9cm" svg:height="1.7cm" svg:x="11.4cm" svg:y="1.6cm">
          <text:p text:style-name="P1">Содержи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20.298cm" svg:y1="4.1cm" svg:x2="14.3cm" svg:y2="2.45cm" draw:start-shape="id20" draw:start-glue-point="4" draw:end-shape="id27" draw:end-glue-point="7" svg:d="m20298 4100v-1650h-5998">
          <text:p/>
        </draw:connector>
        <draw:connector draw:style-name="gr3" draw:text-style-name="P1" draw:layer="layout" svg:x1="4.198cm" svg:y1="3.9cm" svg:x2="11.4cm" svg:y2="2.45cm" draw:start-shape="id1" draw:start-glue-point="4" draw:end-shape="id27" draw:end-glue-point="5" svg:d="m4198 3900v-1450h7202">
          <text:p/>
        </draw:connector>
        <draw:custom-shape draw:style-name="gr1" draw:text-style-name="P1" xml:id="id28" draw:id="id28" draw:layer="layout" svg:width="2.3cm" svg:height="1.3cm" svg:x="13.9cm" svg:y="7.314cm">
          <text:p text:style-name="P1">Делают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3.9cm" svg:y1="7.964cm" svg:x2="10.648cm" svg:y2="8cm" draw:start-shape="id28" draw:start-glue-point="5" draw:end-shape="id9" draw:end-glue-point="10" svg:d="m13900 7964h-1625v36h-1627">
          <text:p/>
        </draw:connector>
        <draw:connector draw:style-name="gr3" draw:text-style-name="P1" draw:layer="layout" svg:x1="15.048cm" svg:y1="13.4cm" svg:x2="15.05cm" svg:y2="8.614cm" draw:start-shape="id16" draw:start-glue-point="4" draw:end-shape="id28" draw:end-glue-point="6" svg:d="m15048 13400v-2392h2v-2394">
          <text:p/>
        </draw:connector>
        <draw:custom-shape draw:style-name="gr1" draw:text-style-name="P1" xml:id="id29" draw:id="id29" draw:layer="layout" svg:width="3.8cm" svg:height="2.5cm" svg:x="0.9cm" svg:y="11.5cm">
          <text:p text:style-name="P1">Зарезервирован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4.7cm" svg:y1="12.75cm" svg:x2="10.748cm" svg:y2="12.55cm" draw:start-shape="id29" draw:start-glue-point="7" draw:end-shape="id15" svg:d="m4700 12750h3025v-200h3023">
          <text:p/>
        </draw:connector>
        <draw:connector draw:style-name="gr3" draw:text-style-name="P1" draw:layer="layout" svg:x1="2.8cm" svg:y1="11.5cm" svg:x2="2.648cm" svg:y2="4.5cm" draw:start-shape="id29" draw:start-glue-point="4" draw:end-shape="id1" draw:end-glue-point="6" svg:d="m2800 11500v-3199h-653v-3801h501">
          <text:p/>
        </draw:connector>
      </draw:page>
      <draw:page draw:name="page2" draw:style-name="dp1" draw:master-page-name="Default">
        <draw:custom-shape draw:style-name="gr1" draw:text-style-name="P1" xml:id="id31" draw:id="id31" draw:layer="layout" svg:width="3.6cm" svg:height="1.5cm" svg:x="5.348cm" svg:y="5.4cm">
          <text:p text:style-name="P1">Гостиничные</text:p>
          <text:p text:style-name="P1">номера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0" draw:id="id30" draw:layer="layout" svg:width="3.1cm" svg:height="1.2cm" svg:x="2.648cm" svg:y="3.9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3.3cm" svg:height="1.4cm" svg:x="4.948cm" svg:y="2.7cm">
          <text:p text:style-name="P1">Количество</text:p>
          <text:p text:style-name="P1">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3.6cm" svg:height="1.4cm" svg:x="8.448cm" svg:y="2.9cm">
          <text:p text:style-name="P1">Количество</text:p>
          <text:p text:style-name="P1">Ванных комнат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3.4cm" svg:height="1.4cm" svg:x="9.348cm" svg:y="4.4cm">
          <text:p text:style-name="P1">Количество</text:p>
          <text:p text:style-name="P1">туалетов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294cm" svg:y1="4.925cm" svg:x2="7.148cm" svg:y2="5.4cm" draw:start-shape="id30" draw:start-glue-point="9" draw:end-shape="id31" draw:end-glue-point="0" svg:d="m5294 4925 1854 475">
          <text:p/>
        </draw:connector>
        <draw:connector draw:style-name="gr2" draw:text-style-name="P1" draw:layer="layout" draw:type="line" svg:x1="6.598cm" svg:y1="4.1cm" svg:x2="7.148cm" svg:y2="5.4cm" draw:start-shape="id32" draw:start-glue-point="8" draw:end-shape="id31" draw:end-glue-point="0" svg:d="m6598 4100 550 1300">
          <text:p/>
        </draw:connector>
        <draw:connector draw:style-name="gr2" draw:text-style-name="P1" draw:layer="layout" draw:type="line" svg:x1="8.975cm" svg:y1="4.095cm" svg:x2="7.148cm" svg:y2="5.4cm" draw:start-shape="id33" draw:start-glue-point="7" draw:end-shape="id31" draw:end-glue-point="0" svg:d="m8975 4095-1827 1305">
          <text:p/>
        </draw:connector>
        <draw:connector draw:style-name="gr2" draw:text-style-name="P1" draw:layer="layout" draw:type="line" svg:x1="9.348cm" svg:y1="5.1cm" svg:x2="7.148cm" svg:y2="5.4cm" draw:start-shape="id34" draw:start-glue-point="6" draw:end-shape="id31" draw:end-glue-point="0" svg:d="m9348 5100-2200 300">
          <text:p/>
        </draw:connector>
        <draw:custom-shape draw:style-name="gr1" draw:text-style-name="P1" xml:id="id36" draw:id="id36" draw:layer="layout" svg:width="3.7cm" svg:height="1.1cm" svg:x="5.648cm" svg:y="10.7cm">
          <text:p text:style-name="P1">Постояльцы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5" draw:id="id35" draw:layer="layout" svg:width="2.6cm" svg:height="1cm" svg:x="2.848cm" svg:y="9.5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2.7cm" svg:height="1.2cm" svg:x="4.4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3.8cm" svg:height="1.6cm" svg:x="6.8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9" draw:id="id39" draw:layer="layout" svg:width="3.1cm" svg:height="1.2cm" svg:x="9.548cm" svg:y="8.6cm">
          <text:p text:style-name="P1">Телефон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0" draw:id="id40" draw:layer="layout" svg:width="2.7cm" svg:height="0.9cm" svg:x="10.548cm" svg:y="10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448cm" svg:y1="10cm" svg:x2="7.498cm" svg:y2="10.7cm" draw:start-shape="id35" draw:start-glue-point="10" draw:end-shape="id36" draw:end-glue-point="0" svg:d="m5448 10000 2050 700">
          <text:p/>
        </draw:connector>
        <draw:connector draw:style-name="gr2" draw:text-style-name="P1" draw:layer="layout" draw:type="line" svg:x1="5.798cm" svg:y1="9.5cm" svg:x2="7.498cm" svg:y2="10.7cm" draw:start-shape="id37" draw:start-glue-point="8" draw:end-shape="id36" draw:end-glue-point="0" svg:d="m5798 9500 1700 1200">
          <text:p/>
        </draw:connector>
        <draw:connector draw:style-name="gr2" draw:text-style-name="P1" draw:layer="layout" draw:type="line" svg:x1="8.748cm" svg:y1="8.8cm" svg:x2="7.498cm" svg:y2="10.7cm" draw:start-shape="id38" draw:start-glue-point="8" draw:end-shape="id36" draw:end-glue-point="0" svg:d="m8748 8800-1250 1900">
          <text:p/>
        </draw:connector>
        <draw:connector draw:style-name="gr2" draw:text-style-name="P1" draw:layer="layout" draw:type="line" svg:x1="10.002cm" svg:y1="9.625cm" svg:x2="7.498cm" svg:y2="10.7cm" draw:start-shape="id39" draw:start-glue-point="7" draw:end-shape="id36" draw:end-glue-point="0" svg:d="m10002 9625-2504 1075">
          <text:p/>
        </draw:connector>
        <draw:connector draw:style-name="gr2" draw:text-style-name="P1" draw:layer="layout" draw:type="line" svg:x1="10.548cm" svg:y1="10.45cm" svg:x2="7.498cm" svg:y2="10.7cm" draw:start-shape="id40" draw:start-glue-point="6" draw:end-shape="id36" draw:end-glue-point="0" svg:d="m10548 10450-3050 250">
          <text:p/>
        </draw:connector>
        <draw:custom-shape draw:style-name="gr1" draw:text-style-name="P1" xml:id="id41" draw:id="id41" draw:layer="layout" svg:width="3.5cm" svg:height="1.5cm" svg:x="9.248cm" svg:y="15.2cm">
          <text:p text:style-name="P1">Резервации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2" draw:id="id42" draw:layer="layout" svg:width="3.3cm" svg:height="1.4cm" svg:x="5.148cm" svg:y="14.3cm">
          <text:p text:style-name="P1"><text:span text:style-name="T1">Дата начал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3" draw:id="id43" draw:layer="layout" svg:width="3.5cm" svg:height="1.6cm" svg:x="7.448cm" svg:y="12.8cm">
          <text:p text:style-name="P1"><text:span text:style-name="T1">Дата конц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4" draw:id="id44" draw:layer="layout" svg:width="3.5cm" svg:height="1.7cm" svg:x="10.748cm" svg:y="11.7cm">
          <text:p text:style-name="P1"><text:span text:style-name="T1">Номер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5" draw:id="id45" draw:layer="layout" svg:width="3.6cm" svg:height="2.1cm" svg:x="13.248cm" svg:y="13.4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0.998cm" svg:y1="15.2cm" svg:x2="8.448cm" svg:y2="15cm" draw:start-shape="id41" draw:start-glue-point="0" draw:end-shape="id42" draw:end-glue-point="10" svg:d="m10998 15200-2550-200">
          <text:p/>
        </draw:connector>
        <draw:connector draw:style-name="gr2" draw:text-style-name="P1" draw:layer="layout" draw:type="line" svg:x1="10.436cm" svg:y1="14.166cm" svg:x2="10.998cm" svg:y2="15.2cm" draw:start-shape="id43" draw:start-glue-point="9" draw:end-shape="id41" draw:end-glue-point="0" svg:d="m10436 14166 562 1034">
          <text:p/>
        </draw:connector>
        <draw:connector draw:style-name="gr2" draw:text-style-name="P1" draw:layer="layout" draw:type="line" svg:x1="12.498cm" svg:y1="13.4cm" svg:x2="10.998cm" svg:y2="15.2cm" draw:start-shape="id44" draw:start-glue-point="8" draw:end-shape="id41" draw:end-glue-point="0" svg:d="m12498 13400-1500 1800">
          <text:p/>
        </draw:connector>
        <draw:connector draw:style-name="gr2" draw:text-style-name="P1" draw:layer="layout" draw:type="line" svg:x1="13.248cm" svg:y1="14.45cm" svg:x2="10.998cm" svg:y2="15.2cm" draw:start-shape="id45" draw:start-glue-point="6" draw:end-shape="id41" draw:end-glue-point="0" svg:d="m13248 14450-2250 750">
          <text:p/>
        </draw:connector>
        <draw:custom-shape draw:style-name="gr1" draw:text-style-name="P1" xml:id="id47" draw:id="id47" draw:layer="layout" svg:width="3.6cm" svg:height="1.4cm" svg:x="15.248cm" svg:y="5.6cm">
          <text:p text:style-name="P1">Инвентарь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6" draw:id="id46" draw:layer="layout" svg:width="2.7cm" svg:height="1.3cm" svg:x="19cm" svg:y="3.6cm">
          <text:p text:style-name="P1">Тип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8" draw:id="id48" draw:layer="layout" svg:width="3.2cm" svg:height="1.5cm" svg:x="15.7cm" svg:y="2.9cm">
          <text:p text:style-name="P1"><text:span text:style-name="T1">Артику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9" draw:id="id49" draw:layer="layout" svg:width="3.1cm" svg:height="1.4cm" svg:x="12.9cm" svg:y="3.9cm">
          <text:p text:style-name="P1">Номе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395cm" svg:y1="4.71cm" svg:x2="17.048cm" svg:y2="5.6cm" draw:start-shape="id46" draw:start-glue-point="7" draw:end-shape="id47" draw:end-glue-point="0" svg:d="m19395 4710-2347 890">
          <text:p/>
        </draw:connector>
        <draw:connector draw:style-name="gr2" draw:text-style-name="P1" draw:layer="layout" draw:type="line" svg:x1="17.3cm" svg:y1="4.4cm" svg:x2="17.048cm" svg:y2="5.6cm" draw:start-shape="id48" draw:start-glue-point="8" draw:end-shape="id47" draw:end-glue-point="0" svg:d="m17300 4400-252 1200">
          <text:p/>
        </draw:connector>
        <draw:connector draw:style-name="gr2" draw:text-style-name="P1" draw:layer="layout" draw:type="line" svg:x1="15.546cm" svg:y1="5.095cm" svg:x2="17.048cm" svg:y2="5.6cm" draw:start-shape="id49" draw:start-glue-point="9" draw:end-shape="id47" draw:end-glue-point="0" svg:d="m15546 5095 1502 505">
          <text:p/>
        </draw:connector>
        <draw:custom-shape draw:style-name="gr1" draw:text-style-name="P1" xml:id="id51" draw:id="id51" draw:layer="layout" svg:width="3.4cm" svg:height="1.3cm" svg:x="18.048cm" svg:y="10.5cm">
          <text:p text:style-name="P1">Персонал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0" draw:id="id50" draw:layer="layout" svg:width="2.5cm" svg:height="1.1cm" svg:x="15.048cm" svg:y="9.7cm">
          <text:p text:style-name="P1">Им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2" draw:id="id52" draw:layer="layout" svg:width="2.7cm" svg:height="1.2cm" svg:x="16.048cm" svg:y="8.3cm">
          <text:p text:style-name="P1">Фамилия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3" draw:id="id53" draw:layer="layout" svg:width="3.7cm" svg:height="1.7cm" svg:x="18.548cm" svg:y="7.2cm">
          <text:p text:style-name="P1"><text:span text:style-name="T1">Персональный</text:span></text:p>
          <text:p text:style-name="P1"><text:span text:style-name="T1">Код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4" draw:id="id54" draw:layer="layout" svg:width="3.2cm" svg:height="1.4cm" svg:x="22.348cm" svg:y="7.9cm">
          <text:p text:style-name="P1">Зарплат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5" draw:id="id55" draw:layer="layout" svg:width="3.3cm" svg:height="1.6cm" svg:x="22.548cm" svg:y="9.5cm">
          <text:p text:style-name="P1">Должност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548cm" svg:y1="10.25cm" svg:x2="19.748cm" svg:y2="10.5cm" draw:start-shape="id50" draw:start-glue-point="10" draw:end-shape="id51" draw:end-glue-point="0" svg:d="m17548 10250 2200 250">
          <text:p/>
        </draw:connector>
        <draw:connector draw:style-name="gr2" draw:text-style-name="P1" draw:layer="layout" draw:type="line" svg:x1="18.353cm" svg:y1="9.325cm" svg:x2="19.748cm" svg:y2="10.5cm" draw:start-shape="id52" draw:start-glue-point="9" draw:end-shape="id51" draw:end-glue-point="0" svg:d="m18353 9325 1395 1175">
          <text:p/>
        </draw:connector>
        <draw:connector draw:style-name="gr2" draw:text-style-name="P1" draw:layer="layout" draw:type="line" svg:x1="20.398cm" svg:y1="8.9cm" svg:x2="19.748cm" svg:y2="10.5cm" draw:start-shape="id53" draw:start-glue-point="8" draw:end-shape="id51" draw:end-glue-point="0" svg:d="m20398 8900-650 1600">
          <text:p/>
        </draw:connector>
        <draw:connector draw:style-name="gr2" draw:text-style-name="P1" draw:layer="layout" draw:type="line" svg:x1="22.816cm" svg:y1="9.095cm" svg:x2="19.748cm" svg:y2="10.5cm" draw:start-shape="id54" draw:start-glue-point="7" draw:end-shape="id51" draw:end-glue-point="0" svg:d="m22816 9095-3068 1405">
          <text:p/>
        </draw:connector>
        <draw:connector draw:style-name="gr2" draw:text-style-name="P1" draw:layer="layout" draw:type="line" svg:x1="22.548cm" svg:y1="10.3cm" svg:x2="19.748cm" svg:y2="10.5cm" draw:start-shape="id55" draw:start-glue-point="6" draw:end-shape="id51" draw:end-glue-point="0" svg:d="m22548 10300-2800 200">
          <text:p/>
        </draw:connector>
        <draw:connector draw:style-name="gr5" draw:text-style-name="P1" draw:layer="layout" draw:type="curve" svg:x1="15.048cm" svg:y1="13.4cm" svg:x2="10.648cm" svg:y2="8cm" draw:start-shape="id45" draw:start-glue-point="4" draw:end-shape="id38" draw:end-glue-point="11" svg:d="m15048 13400c0-3600-1466-5400-4400-5400">
          <text:p/>
        </draw:connector>
        <draw:connector draw:style-name="gr5" draw:text-style-name="P1" draw:layer="layout" draw:type="curve" draw:line-skew="-1.215cm" svg:x1="14.45cm" svg:y1="3.9cm" svg:x2="4.198cm" svg:y2="3.9cm" draw:start-shape="id49" draw:start-glue-point="4" draw:end-shape="id30" svg:d="m14450 3900c0-2574-10252-2574-10252 0">
          <text:p/>
        </draw:connector>
        <draw:connector draw:style-name="gr5" draw:text-style-name="P1" draw:layer="layout" draw:type="curve" draw:line-skew="0.501cm" svg:x1="10.748cm" svg:y1="12.55cm" svg:x2="2.648cm" svg:y2="4.5cm" draw:start-shape="id44" draw:start-glue-point="6" draw:end-shape="id30" draw:end-glue-point="6" svg:d="m10748 12550c-12150 0-8100-8050-8100-8050">
          <text:p/>
        </draw:connector>
        <draw:custom-shape draw:style-name="gr6" draw:text-style-name="P1" xml:id="id57" draw:id="id57" draw:layer="controls" svg:width="3.6cm" svg:height="1.6cm" svg:x="18.6cm" svg:y="14.3cm">
          <text:p text:style-name="P1">Должность</text:p>
          <draw:enhanced-geometry svg:viewBox="0 0 21600 21600" draw:type="rectangle" draw:enhanced-path="M 0 0 L 21600 0 21600 21600 0 21600 0 0 Z N"/>
        </draw:custom-shape>
        <draw:custom-shape draw:style-name="gr6" draw:text-style-name="P1" xml:id="id56" draw:id="id56" draw:layer="controls" svg:width="3.4cm" svg:height="1.5cm" svg:x="21cm" svg:y="12.4cm">
          <text:p text:style-name="P1">Назва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controls" draw:type="line" svg:x1="21.498cm" svg:y1="13.681cm" svg:x2="20.4cm" svg:y2="14.3cm" draw:start-shape="id56" draw:start-glue-point="7" draw:end-shape="id57" draw:end-glue-point="0" svg:d="m21498 13681-1098 619">
          <text:p/>
        </draw:connector>
        <draw:connector draw:style-name="gr5" draw:text-style-name="P1" draw:layer="controls" draw:type="curve" svg:x1="24.198cm" svg:y1="11.1cm" svg:x2="22.7cm" svg:y2="12.4cm" draw:start-shape="id55" draw:start-glue-point="8" draw:end-shape="id56" svg:d="m24198 11100c0 976-1498 327-1498 1300">
          <text:p/>
        </draw:connector>
        <draw:custom-shape draw:style-name="gr6" draw:text-style-name="P1" xml:id="id59" draw:id="id59" draw:layer="controls" svg:width="3.4cm" svg:height="1.6cm" svg:x="22.5cm" svg:y="4.5cm">
          <text:p text:style-name="P1">Тип инвентаря</text:p>
          <draw:enhanced-geometry svg:viewBox="0 0 21600 21600" draw:type="rectangle" draw:enhanced-path="M 0 0 L 21600 0 21600 21600 0 21600 0 0 Z N"/>
        </draw:custom-shape>
        <draw:custom-shape draw:style-name="gr6" draw:text-style-name="P1" xml:id="id58" draw:id="id58" draw:layer="controls" svg:width="2.7cm" svg:height="1.1cm" svg:x="21.8cm" svg:y="2.3cm">
          <text:p text:style-name="P1">Название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controls" draw:type="curve" svg:x1="20.35cm" svg:y1="3.6cm" svg:x2="21.8cm" svg:y2="2.85cm" draw:start-shape="id46" draw:start-glue-point="4" draw:end-shape="id58" draw:end-glue-point="6" svg:d="m20350 3600c0-500 483-750 1450-750">
          <text:p/>
        </draw:connector>
        <draw:connector draw:style-name="gr7" draw:text-style-name="P1" draw:layer="controls" draw:type="line" svg:x1="23.15cm" svg:y1="3.4cm" svg:x2="24.2cm" svg:y2="4.5cm" draw:start-shape="id58" draw:start-glue-point="8" draw:end-shape="id59" draw:end-glue-point="0" svg:d="m23150 3400 1050 11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1-30T11:12:14.03</meta:creation-date>
    <dc:date>2012-02-02T10:43:59.35</dc:date>
    <meta:editing-duration>PT10H45M5S</meta:editing-duration>
    <meta:editing-cycles>16</meta:editing-cycles>
    <meta:generator>LibreOffice/3.4$Win32 LibreOffice_project/340m1$Build-402</meta:generator>
    <meta:document-statistic meta:object-count="114"/>
  </office:meta>
</office:document-meta>
</file>